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2.7cm" svg:x="2.3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1cm" svg:y1="4.6cm" svg:x2="5.1cm" svg:y2="6.2cm">
          <text:p/>
        </draw:line>
        <draw:custom-shape draw:style-name="gr1" draw:text-style-name="P1" draw:layer="layout" svg:width="10.1cm" svg:height="1.7cm" svg:x="1cm" svg:y="6.2cm">
          <text:p text:style-name="P1">GET temperature of wat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2.3cm" svg:height="2cm" svg:x="3.9cm" svg:y="8.7cm">
          <text:p text:style-name="P1">1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cm" svg:y1="7.8cm" svg:x2="5cm" svg:y2="8.8cm">
          <text:p/>
        </draw:line>
        <draw:custom-shape draw:style-name="gr1" draw:text-style-name="P1" draw:layer="layout" svg:width="6.1cm" svg:height="7.2cm" svg:x="13.9cm" svg:y="1.8cm">
          <text:p text:style-name="P1">Key</text:p>
          <text:p text:style-name="P1">1. temperature &lt;0 C</text:p>
          <text:p text:style-name="P1">2.temperature &gt;0 </text:p>
          <text:p text:style-name="P1">and =&lt;99.98 C</text:p>
          <text:p text:style-name="P1"><text:s/><text:line-break/> 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cm" svg:y1="9.7cm" svg:x2="7.4cm" svg:y2="9.7cm">
          <text:p/>
        </draw:line>
        <draw:custom-shape draw:style-name="gr1" draw:text-style-name="P1" draw:layer="layout" svg:width="7.4cm" svg:height="2.1cm" svg:x="6.6cm" svg:y="8.7cm">
          <text:p text:style-name="P1"><text:s/>PUT “The water </text:p>
          <text:p text:style-name="P1">is a solid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5cm" svg:y1="10.7cm" svg:x2="5cm" svg:y2="12.5cm">
          <text:p/>
        </draw:line>
        <draw:custom-shape draw:style-name="gr1" draw:text-style-name="P1" draw:layer="layout" svg:width="2.1cm" svg:height="1.9cm" svg:x="3.9cm" svg:y="12.4cm">
          <text:p text:style-name="P1">2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cm" svg:y1="13.3cm" svg:x2="7.9cm" svg:y2="13.3cm">
          <text:p/>
        </draw:line>
        <draw:custom-shape draw:style-name="gr1" draw:text-style-name="P1" draw:layer="layout" svg:width="6.9cm" svg:height="1.9cm" svg:x="7.3cm" svg:y="12.2cm">
          <text:p text:style-name="P1">PUT “The water </text:p>
          <text:p text:style-name="P1">is a gas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4.9cm" svg:y1="14.3cm" svg:x2="4.9cm" svg:y2="16.2cm">
          <text:p/>
        </draw:line>
        <draw:custom-shape draw:style-name="gr1" draw:text-style-name="P1" draw:layer="layout" svg:width="6.8cm" svg:height="1.9cm" svg:x="1.7cm" svg:y="16.2cm">
          <text:p text:style-name="P1">PUT “The water </text:p>
          <text:p text:style-name="P1">is a liquid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5.1cm" svg:y1="18.1cm" svg:x2="5.1cm" svg:y2="20.6cm">
          <text:p/>
        </draw:line>
        <draw:custom-shape draw:style-name="gr1" draw:text-style-name="P1" draw:layer="layout" svg:width="3.3cm" svg:height="1.5cm" svg:x="3.5cm" svg:y="20.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4cm" svg:y1="13.3cm" svg:x2="15.7cm" svg:y2="13.3cm">
          <text:p/>
        </draw:line>
        <draw:line draw:style-name="gr3" draw:text-style-name="P1" draw:layer="layout" svg:x1="13.3cm" svg:y1="9.8cm" svg:x2="15.7cm" svg:y2="9.8cm">
          <text:p/>
        </draw:line>
        <draw:line draw:style-name="gr3" draw:text-style-name="P1" draw:layer="layout" svg:x1="15.7cm" svg:y1="9.8cm" svg:x2="15.7cm" svg:y2="21.6cm">
          <text:p/>
        </draw:line>
        <draw:line draw:style-name="gr2" draw:text-style-name="P1" draw:layer="layout" svg:x1="15.7cm" svg:y1="21.6cm" svg:x2="6.6cm" svg:y2="2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1:28:11.073000000</meta:creation-date>
    <dc:date>2014-10-06T12:10:33.828000000</dc:date>
    <meta:editing-duration>PT26M36S</meta:editing-duration>
    <meta:editing-cycles>3</meta:editing-cycles>
    <meta:generator>LibreOffice/4.2.5.2$Windows_x86 LibreOffice_project/61cb170a04bb1f12e77c884eab9192be736ec5f5</meta:generator>
    <meta:document-statistic meta:object-count="20"/>
  </office:meta>
</office:document-meta>
</file>